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370e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370ee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370ee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370e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جُمُعَةِ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ُسَبِّحُ لِلهِ مَا فِى </text:span><text:span text:style-name="T5">۱</text:span><text:span text:style-name="T2">لسَّمَـٰوَ؛تِ وَمَا فِى </text:span><text:span text:style-name="T5">۱</text:span><text:span text:style-name="T2">لاَرْضِ </text:span><text:span text:style-name="T5">۱</text:span><text:span text:style-name="T2">لْمَلِــكِ </text:span><text:span text:style-name="T5">۱</text:span><text:span text:style-name="T2">لْقُدُّوسسسِ </text:span><text:span text:style-name="T5">۱</text:span><text:span text:style-name="T2">لْعَزۣيزۣ </text:span><text:span text:style-name="T5">۱</text:span><text:span text:style-name="T2">لْحَكِيمِؐ </text:span><text:span text:style-name="T3">(1)</text:span><text:span text:style-name="T2"> هُوَ </text:span><text:span text:style-name="T5">۰ﻟ﮲</text:span><text:span text:style-name="T2"> بَعَثَ فِى </text:span><text:span text:style-name="T5">۱</text:span><text:span text:style-name="T2">لاُمِّيِّــيـيـنَ رَسُولًا مِّنْهُمْ يَتْلُواْ عَلَيْهِمُ; ءَايَـٰتِهِ” وَيُزَكِّيهِمْ وَيُعَلِّمُهُمُ </text:span><text:span text:style-name="T5">۴</text:span><text:span text:style-name="T2">لْكِتَـٰبَ وَالْحِكْمَةَ وَإِن كَانُواْ مِن قَبْلُ لَفِى ضَچَلٍ مُّبِينٍ </text:span><text:span text:style-name="T3">(2)</text:span><text:span text:style-name="T2"> وَءَاخَرۣيــنَ مِنْهُمْ</text:span></text:p>
      <text:p text:style-name="P3" loext:marker-style-name="T2"/>
      <text:p text:style-name="P4" loext:marker-style-name="T2"><text:span text:style-name="T2">575</text:span></text:p>
      <text:p text:style-name="P2" loext:marker-style-name="T2"><text:span text:style-name="T2">لَمَّا يَڤْحَقُواْ بِهِمْ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3)</text:span><text:span text:style-name="T2"> ذَ؛لِــكَ فَضْلُ </text:span><text:span text:style-name="T5">۴</text:span><text:span text:style-name="T2">للَّهِ يُوتِيهِ مَنْ يَّشَآءُؐ وَاللَّهُ ذُو </text:span><text:span text:style-name="T5">۴</text:span><text:span text:style-name="T2">لْفَضْـلِ </text:span><text:span text:style-name="T5">۱</text:span><text:span text:style-name="T2">لْعَظِيمِؐ </text:span><text:span text:style-name="T3">(4)</text:span><text:span text:style-name="T2"> مَثَلُ </text:span><text:span text:style-name="T5">۴</text:span><text:span text:style-name="T2">لذِيــنَ حُمِّلُواْ </text:span><text:span text:style-name="T5">۴</text:span><text:span text:style-name="T2">لتَّوْرۭيٰةَ ثُمَّ لَمْ يَحْمِلُوهَا كَمَثَلِ </text:span><text:span text:style-name="T5">۱</text:span><text:span text:style-name="T2">لْحِمۭارۣ يَحْمِلُ أَسْفَاراٚؐ بِيــسَ مَثَلُ </text:span><text:span text:style-name="T5">۴</text:span><text:span text:style-name="T2">لْقَوْمِ </text:span><text:span text:style-name="T5">۱</text:span><text:span text:style-name="T2">لذِيــنَ كَذَّبُواْ بِـَٔايَـٰــتِ </text:span><text:span text:style-name="T5">۱</text:span><text:span text:style-name="T2">للَّهِؐ وَاللَّهُ لاَ يَهْدِى </text:span><text:span text:style-name="T5">۱</text:span><text:span text:style-name="T2">لْقَوْمَ </text:span><text:span text:style-name="T5">۰</text:span><text:span text:style-name="T2">لظَّـٰلِمِينَؐ </text:span><text:span text:style-name="T3">(5)</text:span><text:span text:style-name="T2"> قُلْ يَـٰٓأَيُّهَا </text:span><text:span text:style-name="T5">۰</text:span><text:span text:style-name="T2">لذِيــنَ هَادُوٓاْ إِن زَعَمْتُمُ; أَنَّكُمُ; أَوْلِيَآءُ لِلهِ مِن دُونِ </text:span><text:span text:style-name="T5">۱</text:span><text:span text:style-name="T2">لنَّاسِ فَتَمَنَّوُاْ </text:span><text:span text:style-name="T5">۴</text:span><text:span text:style-name="T2">لْمَوْتَ إِن كُنتُمْ صَـٰدِقِينَؐ </text:span><text:span text:style-name="T3">(6)</text:span><text:span text:style-name="T2"> وَلاَ يَتَمَنَّوْنَهُ; أَبَداَۢ بِمَا قَدَّمَتَ اَيْدِيهِمْؐ وَاللَّهُ عَلِيمٛ بِالظَّـٰلِمِينَؐ </text:span><text:span text:style-name="T3">(7)</text:span><text:span text:style-name="T2"> قُلِ اِنَّ </text:span><text:span text:style-name="T5">۰</text:span><text:span text:style-name="T2">لْمَوْتَ </text:span><text:span text:style-name="T5">۰ﻟ﮲</text:span><text:span text:style-name="T2"> تَفِرُّونَ مِنْهُ فَإِنَّهُ„ مُچَقِيكُمْ ثُمَّ تُرَدُّونَ إِلَــيٰ عَـٰلِمِ </text:span><text:span text:style-name="T5">۱</text:span><text:span text:style-name="T2">لْغَيْبِ وَالشَّهَـٰدَةِ فَيُنَبِّـﻴُٔـكُم بِمَا كُنتُمْ تَعْمَلُونَؐ </text:span><text:span text:style-name="T3">(8)</text:span><text:span text:style-name="T2"> يَـٰٓأَيُّهَا </text:span><text:span text:style-name="T5">۰</text:span><text:span text:style-name="T2">لذِيــنَ ءَامَنُوٓاْ إِذَا نُودِيَ لِلصَّلَوٰةِ مِنْ يَّوْمِ </text:span><text:span text:style-name="T5">۱</text:span><text:span text:style-name="T2">لْجُمُعَةِ فَاسْعَوۣاْ اِلَــيٰ ذِكْرۣ </text:span><text:span text:style-name="T5">۱</text:span><text:span text:style-name="T2">للَّهِ وَذَرُواْ </text:span><text:span text:style-name="T5">۴</text:span><text:span text:style-name="T2">لْبَيْعَؐ ذَ؛لِكُمْ خَيْرٌ لَّكُمُ; إِن كُنتُمْ تَعْلَمُونَؐ </text:span><text:span text:style-name="T3">(9)</text:span><text:span text:style-name="T2"> فَإِذَا قُضِيَتِ </text:span><text:span text:style-name="T5">۱</text:span><text:span text:style-name="T2">لصَّلَوٰةُ فَانتَشِرُواْ فِى </text:span><text:span text:style-name="T5">۱</text:span><text:span text:style-name="T2">لاَرْضِ وَابْتَغُواْ مِن فَضْـلِ </text:span><text:span text:style-name="T5">۱</text:span><text:span text:style-name="T2">للَّهِ وَاذْكُرُواْ </text:span><text:span text:style-name="T5">۴</text:span><text:span text:style-name="T2">للَّهَ كَثِيراً لَّعَلَّكُمْ تُفْڤِحُونَؐ </text:span><text:span text:style-name="T3">(10)</text:span><text:span text:style-name="T2"> وَإِذَا رَأَوْاْ تِجَـٰرَةٗ</text:span></text:p>
      <text:p text:style-name="P3" loext:marker-style-name="T2"/>
      <text:p text:style-name="P4" loext:marker-style-name="T2"><text:span text:style-name="T2">576</text:span></text:p>
      <text:p text:style-name="P2" loext:marker-style-name="T2"><text:span text:style-name="T2">اَوْ لَهْواٗ 'نفَضُّوٓاْ إِلَيْهَا وَتَرَكُوكَ قَآئِماًؐ قُــلْ مَا عِندَ </text:span><text:span text:style-name="T5">۰</text:span><text:span text:style-name="T2">للَّهِ خَيْرٌ مِّــنَ </text:span><text:span text:style-name="T5">۰</text:span><text:span text:style-name="T2">للَّهْوۣ وَمِــنَ </text:span><text:span text:style-name="T5">۰</text:span><text:span text:style-name="T2">ڤتِّجَـٰرَةِؐ وَاللَّهُ خَيْرُ </text:span><text:span text:style-name="T5">۴</text:span><text:span text:style-name="T2">لرَّ؛زۣقِينَ </text:span><text:span text:style-name="T3">(11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1:34.295216160</meta:creation-date>
    <dc:date>2025-03-03T14:21:44.924141986</dc:date>
    <meta:editing-duration>PT12S</meta:editing-duration>
    <meta:editing-cycles>1</meta:editing-cycles>
    <meta:document-statistic meta:table-count="0" meta:image-count="0" meta:object-count="0" meta:page-count="3" meta:paragraph-count="6" meta:word-count="195" meta:character-count="1081" meta:non-whitespace-character-count="891"/>
    <meta:generator>LibreOffice/24.8.2.1$Linux_X86_64 LibreOffice_project/0f794b6e29741098670a3b95d60478a65d05ef13</meta:generator>
  </office:meta>
</office:document-meta>
</file>